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jettyStart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535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165cm" svg:y2="4.244cm" draw:start-shape="id2" draw:start-glue-point="7" draw:end-shape="id3" draw:end-glue-point="4" svg:d="m8318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6.399cm" svg:y1="4.174cm" svg:x2="6.361cm" svg:y2="6.334cm" draw:start-shape="id2" draw:start-glue-point="6" draw:end-shape="id4" draw:end-glue-point="4" svg:d="m6399 4174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10.165cm" svg:y1="5.064cm" svg:x2="6.361cm" svg:y2="6.334cm" draw:start-shape="id3" draw:start-glue-point="6" draw:end-shape="id4" draw:end-glue-point="4" svg:d="m10165 5064v636h-3804v634" svg:viewBox="0 0 3805 1271">
          <text:p/>
        </draw:connector>
        <draw:custom-shape draw:style-name="gr1" draw:text-style-name="P3" xml:id="id4" draw:id="id4" draw:layer="layout" svg:width="4.773cm" svg:height="1.054cm" svg:x="3.974cm" svg:y="6.334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.361cm" svg:y1="7.388cm" svg:x2="13.573cm" svg:y2="8.023cm" draw:start-shape="id4" draw:start-glue-point="6" draw:end-shape="id5" draw:end-glue-point="3" svg:d="m6361 7388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9" draw:id="id9" draw:layer="layout" svg:width="4.064cm" svg:height="1.171cm" svg:x="13.573cm" svg:y="13.545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61cm" svg:y1="7.388cm" svg:x2="6.398cm" svg:y2="8.997cm" draw:start-shape="id4" draw:start-glue-point="6" draw:end-shape="id6" draw:end-glue-point="4" svg:d="m6361 7388 37 1609" svg:viewBox="0 0 38 1610">
          <text:p/>
        </draw:connector>
        <draw:custom-shape draw:style-name="gr1" draw:text-style-name="P3" xml:id="id6" draw:id="id6" draw:layer="layout" svg:width="3.937cm" svg:height="1.171cm" svg:x="4.429cm" svg:y="8.997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4.064cm" svg:height="0.762cm" svg:x="13.573cm" svg:y="7.642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589cm" svg:y1="10.505cm" svg:x2="15.609cm" svg:y2="11.541cm" draw:start-shape="id7" draw:start-glue-point="6" draw:end-shape="id8" draw:end-glue-point="4" svg:d="m15589 10505 20 1036" svg:viewBox="0 0 21 1037">
          <text:p/>
        </draw:connector>
        <draw:custom-shape draw:style-name="gr5" draw:text-style-name="P3" xml:id="id10" draw:id="id10" draw:layer="layout" svg:width="4.826cm" svg:height="1.397cm" svg:x="13.192cm" svg:y="15.732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5cm" svg:y1="14.716cm" svg:x2="15.605cm" svg:y2="15.732cm" draw:start-shape="id9" draw:end-shape="id10" draw:end-glue-point="4" svg:d="m15605 14716v1016" svg:viewBox="0 0 1 1017">
          <text:p/>
        </draw:connector>
        <draw:custom-shape draw:style-name="gr1" draw:text-style-name="P2" xml:id="id13" draw:id="id13" draw:layer="layout" svg:width="5.334cm" svg:height="1.284cm" svg:x="3.794cm" svg:y="20.431cm">
          <text:p text:style-name="P1"><text:span text:style-name="T1">jettyStart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3.573cm" svg:y1="14.13cm" svg:x2="8.366cm" svg:y2="9.583cm" draw:start-shape="id9" draw:end-shape="id6" draw:end-glue-point="7" svg:d="m13573 14130-5207-4547" svg:viewBox="0 0 5208 454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1" draw:id="id11" draw:layer="layout" svg:width="3.81cm" svg:height="0.762cm" svg:x="13.7cm" svg:y="18.281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17.129cm" svg:x2="15.605cm" svg:y2="18.281cm" draw:start-shape="id10" draw:end-shape="id11" draw:end-glue-point="0" svg:d="m15605 17129v1152" svg:viewBox="0 0 1 1153">
          <text:p/>
        </draw:connector>
        <draw:custom-shape draw:style-name="gr1" draw:text-style-name="P3" xml:id="id12" draw:id="id12" draw:layer="layout" svg:width="3.81cm" svg:height="1.171cm" svg:x="4.556cm" svg:y="17.407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3.7cm" svg:y1="18.662cm" svg:x2="8.366cm" svg:y2="17.992cm" draw:start-shape="id11" draw:start-glue-point="5" draw:end-shape="id12" svg:d="m13700 18662-5334-670" svg:viewBox="0 0 5335 671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6.461cm" svg:y1="18.578cm" svg:x2="6.461cm" svg:y2="20.431cm" draw:start-shape="id12" draw:start-glue-point="6" draw:end-shape="id13" draw:end-glue-point="4" svg:d="m6461 18578v1853" svg:viewBox="0 0 1 1854">
          <text:p/>
        </draw:connector>
        <draw:custom-shape draw:style-name="gr5" draw:text-style-name="P3" xml:id="id8" draw:id="id8" draw:layer="layout" svg:width="4.326cm" svg:height="0.889cm" svg:x="13.446cm" svg:y="11.541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9cm" svg:y1="12.43cm" svg:x2="15.605cm" svg:y2="13.545cm" draw:start-shape="id8" draw:end-shape="id9" svg:d="m15609 12430-4 1115" svg:viewBox="0 0 5 1116">
          <text:p/>
        </draw:connector>
        <draw:connector draw:style-name="gr3" draw:text-style-name="P8" draw:layer="layout" draw:type="line" svg:x1="6.397cm" svg:y1="10.168cm" svg:x2="6.461cm" svg:y2="17.407cm" draw:start-shape="id6" draw:end-shape="id12" draw:end-glue-point="4" svg:d="m6397 10168 64 7239" svg:viewBox="0 0 65 7240">
          <text:p text:style-name="P1"><text:span text:style-name="T4"><text:s text:c="27"/></text:span></text:p>
        </draw:connector>
        <draw:custom-shape draw:style-name="gr5" draw:text-style-name="P3" xml:id="id7" draw:id="id7" draw:layer="layout" svg:width="3.683cm" svg:height="1.054cm" svg:x="13.748cm" svg:y="9.451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5.605cm" svg:y1="8.404cm" svg:x2="15.589cm" svg:y2="9.451cm" draw:start-shape="id5" draw:start-glue-point="6" draw:end-shape="id7" svg:d="m15605 8404-16 1047" svg:viewBox="0 0 17 1048">
          <text:p/>
        </draw:connector>
        <draw:custom-shape draw:style-name="gr6" draw:text-style-name="P8" xml:id="id14" draw:id="id14" draw:layer="layout" svg:width="3.81cm" svg:height="1.524cm" svg:x="14.589cm" svg:y="20.05cm">
          <text:p text:style-name="P1"><text:span text:style-name="T4">gradle jetty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8.399cm" svg:y1="20.812cm" svg:x2="18.018cm" svg:y2="16.431cm" draw:start-shape="id14" draw:end-shape="id10" draw:end-glue-point="7" svg:d="m18399 20812c753 0 943-4381-381-4381" svg:viewBox="0 0 972 4382">
          <text:p text:style-name="P1"><text:span text:style-name="T4">tc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3:07:24.090184312</dc:date>
    <dc:creator>Andrey Hihlovskiy</dc:creator>
    <meta:editing-duration>PT3H8M18S</meta:editing-duration>
    <meta:editing-cycles>59</meta:editing-cycles>
    <meta:generator>LibreOffice/4.1.3.2$Linux_X86_64 LibreOffice_project/410m0$Build-2</meta:generator>
    <meta:document-statistic meta:object-count="30"/>
  </office:meta>
</office:document-meta>
</file>